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a62d" officeooo:paragraph-rsid="00113e6e"/>
    </style:style>
    <style:style style:name="T1" style:family="text">
      <style:text-properties officeooo:rsid="0014b174"/>
    </style:style>
    <style:style style:name="T2" style:family="text">
      <style:text-properties officeooo:rsid="00113e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1"/>DaoCheng <text:span text:style-name="T2">design docu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4:43:51.024971095</meta:creation-date>
    <dc:date>2015-12-19T14:44:16.289194500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65" meta:non-whitespace-character-count="22"/>
    <meta:generator>LibreOffice/4.2.8.2$Linux_x86 LibreOffice_project/420m0$Build-2</meta:generator>
  </office:meta>
</office:document-meta>
</file>